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Form.processUpdates( FacesContext face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UIForm.processValidators( FacesContext face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UIForm.processDecodes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IForm.invokeOnComponent( FacesContext context , String clientId , ContextCallback callb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Form.setSubmitted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